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style:style>
    <style:style style:name="co1" style:family="table-column">
      <style:table-column-properties fo:break-before="auto" style:column-width="7.381875cm"/>
    </style:style>
    <style:style style:name="co2" style:family="table-column">
      <style:table-column-properties fo:break-before="auto" style:column-width="5.58270833333333cm"/>
    </style:style>
    <style:style style:name="co3" style:family="table-column">
      <style:table-column-properties fo:break-before="auto" style:column-width="9.71020833333333cm"/>
    </style:style>
    <style:style style:name="co4"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style-name="ce1">
            <text:p>MATCH (n:Politician {name: "</text:p>
          </table:table-cell>
          <table:table-cell office:value-type="string" table:style-name="ce1">
            <text:p>Malcolm Noonan</text:p>
          </table:table-cell>
          <table:table-cell office:value-type="string" table:style-name="ce1">
            <text:p>"}),</text:p>
          </table:table-cell>
          <table:table-cell office:value-type="string" office:string-value="MATCH (n:Politician {name: &quot;Malcolm Noonan&quot;})," table:formula="of:=CONCATENATE([.A1]; [.B1]; [.C1])" table:style-name="ce1">
            <text:p>MATCH (n:Politician {name: "Malcolm Noonan"}),</text:p>
          </table:table-cell>
          <table:table-cell office:value-type="string" office:string-value="MATCH (n:Politician {name: &quot;Malcolm Noonan&quot;}),(m:Politician {name: &quot;Michael Callagan&quot;}),(ma:Politician {name: &quot;Fergal Smith&quot;}),(mb:Politician {name: &quot;Natasha Harty&quot;}),(mc:Politician {name: &quot;Oliver Moran&quot;}),(md:Politician {name: &quot;Cormac Manning&quot;}),(me:Politician {name: &quot;Lorna Bogue&quot;}),(mf:Politician {name: &quot;Johnny O'Mahony&quot;}),(mg:Politician {name: &quot;Paula Flanagan&quot;}),(mh:Politician {name: &quot;Ian Noel Smyth&quot;}),(mi:Politician {name: &quot;Joe O'Brien&quot;}),(mj:Politician {name: &quot;Catherine Martin&quot;}),(mk:Politician {name: &quot;Donna Cooney&quot;}),(ml:Politician {name: &quot;Eamon Ryan&quot;}),(mm:Politician {name: &quot;Tom Kivlehan&quot;}),(mn:Politician {name: &quot;Caroline Conroy&quot;}),(mo:Politician {name: &quot;Oisin Ó Halmhain&quot;}),(mp:Politician {name: &quot;Francis Duffy&quot;}),(mq:Politician {name: &quot;Roderic O'Gorman&quot;}),(mr:Politician {name: &quot;Ossian Smyth&quot;}),(ms:Politician {name: &quot;Mairead Ní Chróinín&quot;}),(mt:Politician {name: &quot;Seamus Sheridan&quot;}),(mu:Politician {name: &quot;Michael Fitzgerald&quot;}),(mv:Politician {name: &quot;Maebh Ní Fhallúin&quot;}),(mw:Politician {name: &quot;Suzanne McEneaney&quot;}),(mx:Politician {name: &quot;Sinead Moore&quot;}),(my:Politician {name: &quot;Alexander Cosgrave&quot;}),(mz:Politician {name: &quot;James Gaffney&quot;}),(a:Politician {name: &quot;Manchán Magan&quot;}),(ab:Politician {name: &quot;Mark Dearey&quot;}),(ac:Politician {name: &quot;Margaret Sheehan&quot;}),(ad:Politician {name: &quot;Seán Ó Buachalla&quot;}),(ae:Politician {name: &quot;Seamus McMenamin&quot;}),(af:Politician {name: &quot;Christopher Fettes&quot;}),(ag:Politician {name: &quot;Gearóid Fitzgibbon&quot;}),(ah:Politician {name: &quot;Miriam Hennessy&quot;}),(ai:Politician {name: &quot;Leslie O'Hora&quot;}),(aj:Politician {name: &quot;Grace O'Sullivan&quot;}),(ak:Politician {name: &quot;Ann Walsh&quot;}),(al:Politician {name: &quot;Steven Matthews&quot;}) DELETE n, m, ma, mb, mc, md, me, mf, mg, mh, mi, mj, mk, ml, mm, mn, mo, mp, mq, mr, ms, mt, mu, mv, mw, mx, my, mz, a, ab, ac, ad, ae, af, ag, ah, ai, aj, ak, al" table:formula="of:=CONCATENATE([.D1]; [.D2]; [.D3]; [.D4]; [.D5]; [.D6]; [.D7]; [.D8]; [.D9]; [.D10]; [.D11]; [.D12]; [.D13]; [.D14]; [.D15]; [.D16]; [.D17]; [.D18]; [.D19]; [.D20]; [.D21]; [.D22]; [.D23]; [.D24]; [.D25]; [.D26]; [.D27]; [.D28]; [.D29]; [.D30]; [.D31]; [.D32]; [.D33]; [.D34]; [.D35]; [.D36]; [.D37]; [.D38]; [.D39]; [.D40]; [.D41]; [.D42]; [.D43]; [.D44]; [.D45]; [.D46]; [.D47]; [.D48]; [.D49]; [.D50]; [.D51]; [.D52]; [.D53]; [.D54]; [.D55]; [.D56]; [.D57]; [.D58]; [.D59]; [.D60]; [.D61]; [.D62]; [.D63]; [.D64]; [.D65]; [.D66]; [.D67];  [.D68]; [.D69]; [.D70]; [.D71])" table:style-name="ce1">
            <text:p>MATCH (n:Politician {name: "Malcolm Noonan"}),(m:Politician {name: "Michael Callagan"}),(ma:Politician {name: "Fergal Smith"}),(mb:Politician {name: "Natasha Harty"}),(mc:Politician {name: "Oliver Moran"}),(md:Politician {name: "Cormac Manning"}),(me:Politician {name: "Lorna Bogue"}),(mf:Politician {name: "Johnny O'Mahony"}),(mg:Politician {name: "Paula Flanagan"}),(mh:Politician {name: "Ian Noel Smyth"}),(mi:Politician {name: "Joe O'Brien"}),(mj:Politician {name: "Catherine Martin"}),(mk:Politician {name: "Donna Cooney"}),(ml:Politician {name: "Eamon Ryan"}),(mm:Politician {name: "Tom Kivlehan"}),(mn:Politician {name: "Caroline Conroy"}),(mo:Politician {name: "Oisin Ó Halmhain"}),(mp:Politician {name: "Francis Duffy"}),(mq:Politician {name: "Roderic O'Gorman"}),(mr:Politician {name: "Ossian Smyth"}),(ms:Politician {name: "Mairead Ní Chróinín"}),(mt:Politician {name: "Seamus Sheridan"}),(mu:Politician {name: "Michael Fitzgerald"}),(mv:Politician {name: "Maebh Ní Fhallúin"}),(mw:Politician {name: "Suzanne McEneaney"}),(mx:Politician {name: "Sinead Moore"}),(my:Politician {name: "Alexander Cosgrave"}),(mz:Politician {name: "James Gaffney"}),(a:Politician {name: "Manchán Magan"}),(ab:Politician {name: "Mark Dearey"}),(ac:Politician {name: "Margaret Sheehan"}),(ad:Politician {name: "Seán Ó Buachalla"}),(ae:Politician {name: "Seamus McMenamin"}),(af:Politician {name: "Christopher Fettes"}),(ag:Politician {name: "Gearóid Fitzgibbon"}),(ah:Politician {name: "Miriam Hennessy"}),(ai:Politician {name: "Leslie O'Hora"}),(aj:Politician {name: "Grace O'Sullivan"}),(ak:Politician {name: "Ann Walsh"}),(al:Politician {name: "Steven Matthews"}) DELETE n, m, ma, mb, mc, md, me, mf, mg, mh, mi, mj, mk, ml, mm, mn, mo, mp, mq, mr, ms, mt, mu, mv, mw, mx, my, mz, a, ab, ac, ad, ae, af, ag, ah, ai, aj, ak, al</text:p>
          </table:table-cell>
          <table:table-cell table:number-columns-repeated="16379"/>
        </table:table-row>
        <table:table-row table:style-name="ro1">
          <table:table-cell office:value-type="string" table:style-name="ce1">
            <text:p>(m:Politician {name: "</text:p>
          </table:table-cell>
          <table:table-cell office:value-type="string" table:style-name="ce1">
            <text:p>Michael Callagan</text:p>
          </table:table-cell>
          <table:table-cell office:value-type="string" table:style-name="ce1">
            <text:p>"}),</text:p>
          </table:table-cell>
          <table:table-cell office:value-type="string" office:string-value="(m:Politician {name: &quot;Michael Callagan&quot;})," table:formula="of:=CONCATENATE([.A2]; [.B2]; [.C2])" table:style-name="ce1">
            <text:p>(m:Politician {name: "Michael Callagan"}),</text:p>
          </table:table-cell>
          <table:table-cell table:number-columns-repeated="16380" table:style-name="ce1"/>
        </table:table-row>
        <table:table-row table:style-name="ro1">
          <table:table-cell office:value-type="string" table:style-name="ce1">
            <text:p>(ma:Politician {name: "</text:p>
          </table:table-cell>
          <table:table-cell office:value-type="string" table:style-name="ce1">
            <text:p>Fergal Smith</text:p>
          </table:table-cell>
          <table:table-cell office:value-type="string" table:style-name="ce1">
            <text:p>"}),</text:p>
          </table:table-cell>
          <table:table-cell office:value-type="string" office:string-value="(ma:Politician {name: &quot;Fergal Smith&quot;})," table:formula="of:=CONCATENATE([.A3]; [.B3]; [.C3])" table:style-name="ce1">
            <text:p>(ma:Politician {name: "Fergal Smith"}),</text:p>
          </table:table-cell>
          <table:table-cell table:number-columns-repeated="16380" table:style-name="ce1"/>
        </table:table-row>
        <table:table-row table:style-name="ro1">
          <table:table-cell office:value-type="string" table:style-name="ce1">
            <text:p>(mb:Politician {name: "</text:p>
          </table:table-cell>
          <table:table-cell office:value-type="string" table:style-name="ce1">
            <text:p>Natasha Harty</text:p>
          </table:table-cell>
          <table:table-cell office:value-type="string" table:style-name="ce1">
            <text:p>"}),</text:p>
          </table:table-cell>
          <table:table-cell office:value-type="string" office:string-value="(mb:Politician {name: &quot;Natasha Harty&quot;})," table:formula="of:=CONCATENATE([.A4]; [.B4]; [.C4])" table:style-name="ce1">
            <text:p>(mb:Politician {name: "Natasha Harty"}),</text:p>
          </table:table-cell>
          <table:table-cell table:number-columns-repeated="16380" table:style-name="ce1"/>
        </table:table-row>
        <table:table-row table:style-name="ro1">
          <table:table-cell office:value-type="string" table:style-name="ce1">
            <text:p>(mc:Politician {name: "</text:p>
          </table:table-cell>
          <table:table-cell office:value-type="string" table:style-name="ce1">
            <text:p>Oliver Moran</text:p>
          </table:table-cell>
          <table:table-cell office:value-type="string" table:style-name="ce1">
            <text:p>"}),</text:p>
          </table:table-cell>
          <table:table-cell office:value-type="string" office:string-value="(mc:Politician {name: &quot;Oliver Moran&quot;})," table:formula="of:=CONCATENATE([.A5]; [.B5]; [.C5])" table:style-name="ce1">
            <text:p>(mc:Politician {name: "Oliver Moran"}),</text:p>
          </table:table-cell>
          <table:table-cell table:number-columns-repeated="16380" table:style-name="ce1"/>
        </table:table-row>
        <table:table-row table:style-name="ro1">
          <table:table-cell office:value-type="string" table:style-name="ce1">
            <text:p>(md:Politician {name: "</text:p>
          </table:table-cell>
          <table:table-cell office:value-type="string" table:style-name="ce1">
            <text:p>Cormac Manning</text:p>
          </table:table-cell>
          <table:table-cell office:value-type="string" table:style-name="ce1">
            <text:p>"}),</text:p>
          </table:table-cell>
          <table:table-cell office:value-type="string" office:string-value="(md:Politician {name: &quot;Cormac Manning&quot;})," table:formula="of:=CONCATENATE([.A6]; [.B6]; [.C6])" table:style-name="ce1">
            <text:p>(md:Politician {name: "Cormac Manning"}),</text:p>
          </table:table-cell>
          <table:table-cell table:number-columns-repeated="16380" table:style-name="ce1"/>
        </table:table-row>
        <table:table-row table:style-name="ro1">
          <table:table-cell office:value-type="string" table:style-name="ce1">
            <text:p>(me:Politician {name: "</text:p>
          </table:table-cell>
          <table:table-cell office:value-type="string" table:style-name="ce1">
            <text:p>Lorna Bogue</text:p>
          </table:table-cell>
          <table:table-cell office:value-type="string" table:style-name="ce1">
            <text:p>"}),</text:p>
          </table:table-cell>
          <table:table-cell office:value-type="string" office:string-value="(me:Politician {name: &quot;Lorna Bogue&quot;})," table:formula="of:=CONCATENATE([.A7]; [.B7]; [.C7])" table:style-name="ce1">
            <text:p>(me:Politician {name: "Lorna Bogue"}),</text:p>
          </table:table-cell>
          <table:table-cell table:number-columns-repeated="16380" table:style-name="ce1"/>
        </table:table-row>
        <table:table-row table:style-name="ro1">
          <table:table-cell office:value-type="string" table:style-name="ce1">
            <text:p>(mf:Politician {name: "</text:p>
          </table:table-cell>
          <table:table-cell office:value-type="string" table:style-name="ce1">
            <text:p>Johnny O'Mahony</text:p>
          </table:table-cell>
          <table:table-cell office:value-type="string" table:style-name="ce1">
            <text:p>"}),</text:p>
          </table:table-cell>
          <table:table-cell office:value-type="string" office:string-value="(mf:Politician {name: &quot;Johnny O'Mahony&quot;})," table:formula="of:=CONCATENATE([.A8]; [.B8]; [.C8])" table:style-name="ce1">
            <text:p>(mf:Politician {name: "Johnny O'Mahony"}),</text:p>
          </table:table-cell>
          <table:table-cell table:number-columns-repeated="16380" table:style-name="ce1"/>
        </table:table-row>
        <table:table-row table:style-name="ro1">
          <table:table-cell office:value-type="string" table:style-name="ce1">
            <text:p>(mg:Politician {name: "</text:p>
          </table:table-cell>
          <table:table-cell office:value-type="string" table:style-name="ce1">
            <text:p>Paula Flanagan</text:p>
          </table:table-cell>
          <table:table-cell office:value-type="string" table:style-name="ce1">
            <text:p>"}),</text:p>
          </table:table-cell>
          <table:table-cell office:value-type="string" office:string-value="(mg:Politician {name: &quot;Paula Flanagan&quot;})," table:formula="of:=CONCATENATE([.A9]; [.B9]; [.C9])" table:style-name="ce1">
            <text:p>(mg:Politician {name: "Paula Flanagan"}),</text:p>
          </table:table-cell>
          <table:table-cell table:number-columns-repeated="16380" table:style-name="ce1"/>
        </table:table-row>
        <table:table-row table:style-name="ro1">
          <table:table-cell office:value-type="string" table:style-name="ce1">
            <text:p>(mh:Politician {name: "</text:p>
          </table:table-cell>
          <table:table-cell office:value-type="string" table:style-name="ce1">
            <text:p>Ian Noel Smyth</text:p>
          </table:table-cell>
          <table:table-cell office:value-type="string" table:style-name="ce1">
            <text:p>"}),</text:p>
          </table:table-cell>
          <table:table-cell office:value-type="string" office:string-value="(mh:Politician {name: &quot;Ian Noel Smyth&quot;})," table:formula="of:=CONCATENATE([.A10]; [.B10]; [.C10])" table:style-name="ce1">
            <text:p>(mh:Politician {name: "Ian Noel Smyth"}),</text:p>
          </table:table-cell>
          <table:table-cell table:number-columns-repeated="16380" table:style-name="ce1"/>
        </table:table-row>
        <table:table-row table:style-name="ro1">
          <table:table-cell office:value-type="string" table:style-name="ce1">
            <text:p>(mi:Politician {name: "</text:p>
          </table:table-cell>
          <table:table-cell office:value-type="string" table:style-name="ce1">
            <text:p>Joe O'Brien</text:p>
          </table:table-cell>
          <table:table-cell office:value-type="string" table:style-name="ce1">
            <text:p>"}),</text:p>
          </table:table-cell>
          <table:table-cell office:value-type="string" office:string-value="(mi:Politician {name: &quot;Joe O'Brien&quot;})," table:formula="of:=CONCATENATE([.A11]; [.B11]; [.C11])" table:style-name="ce1">
            <text:p>(mi:Politician {name: "Joe O'Brien"}),</text:p>
          </table:table-cell>
          <table:table-cell table:number-columns-repeated="16380" table:style-name="ce1"/>
        </table:table-row>
        <table:table-row table:style-name="ro1">
          <table:table-cell office:value-type="string" table:style-name="ce1">
            <text:p>(mj:Politician {name: "</text:p>
          </table:table-cell>
          <table:table-cell office:value-type="string" table:style-name="ce1">
            <text:p>Catherine Martin</text:p>
          </table:table-cell>
          <table:table-cell office:value-type="string" table:style-name="ce1">
            <text:p>"}),</text:p>
          </table:table-cell>
          <table:table-cell office:value-type="string" office:string-value="(mj:Politician {name: &quot;Catherine Martin&quot;})," table:formula="of:=CONCATENATE([.A12]; [.B12]; [.C12])" table:style-name="ce1">
            <text:p>(mj:Politician {name: "Catherine Martin"}),</text:p>
          </table:table-cell>
          <table:table-cell table:number-columns-repeated="16380" table:style-name="ce1"/>
        </table:table-row>
        <table:table-row table:style-name="ro1">
          <table:table-cell office:value-type="string" table:style-name="ce1">
            <text:p>(mk:Politician {name: "</text:p>
          </table:table-cell>
          <table:table-cell office:value-type="string" table:style-name="ce1">
            <text:p>Donna Cooney</text:p>
          </table:table-cell>
          <table:table-cell office:value-type="string" table:style-name="ce1">
            <text:p>"}),</text:p>
          </table:table-cell>
          <table:table-cell office:value-type="string" office:string-value="(mk:Politician {name: &quot;Donna Cooney&quot;})," table:formula="of:=CONCATENATE([.A13]; [.B13]; [.C13])" table:style-name="ce1">
            <text:p>(mk:Politician {name: "Donna Cooney"}),</text:p>
          </table:table-cell>
          <table:table-cell table:number-columns-repeated="16380" table:style-name="ce1"/>
        </table:table-row>
        <table:table-row table:style-name="ro1">
          <table:table-cell office:value-type="string" table:style-name="ce1">
            <text:p>(ml:Politician {name: "</text:p>
          </table:table-cell>
          <table:table-cell office:value-type="string" table:style-name="ce2">
            <text:p>Eamon Ryan</text:p>
          </table:table-cell>
          <table:table-cell office:value-type="string" table:style-name="ce1">
            <text:p>"}),</text:p>
          </table:table-cell>
          <table:table-cell office:value-type="string" office:string-value="(ml:Politician {name: &quot;Eamon Ryan&quot;})," table:formula="of:=CONCATENATE([.A14]; [.B14]; [.C14])" table:style-name="ce1">
            <text:p>(ml:Politician {name: "Eamon Ryan"}),</text:p>
          </table:table-cell>
          <table:table-cell table:number-columns-repeated="16380" table:style-name="ce1"/>
        </table:table-row>
        <table:table-row table:style-name="ro1">
          <table:table-cell office:value-type="string" table:style-name="ce1">
            <text:p>(mm:Politician {name: "</text:p>
          </table:table-cell>
          <table:table-cell office:value-type="string" table:style-name="ce1">
            <text:p>Tom Kivlehan</text:p>
          </table:table-cell>
          <table:table-cell office:value-type="string" table:style-name="ce1">
            <text:p>"}),</text:p>
          </table:table-cell>
          <table:table-cell office:value-type="string" office:string-value="(mm:Politician {name: &quot;Tom Kivlehan&quot;})," table:formula="of:=CONCATENATE([.A15]; [.B15]; [.C15])" table:style-name="ce1">
            <text:p>(mm:Politician {name: "Tom Kivlehan"}),</text:p>
          </table:table-cell>
          <table:table-cell table:number-columns-repeated="16380" table:style-name="ce1"/>
        </table:table-row>
        <table:table-row table:style-name="ro1">
          <table:table-cell office:value-type="string" table:style-name="ce1">
            <text:p>(mn:Politician {name: "</text:p>
          </table:table-cell>
          <table:table-cell office:value-type="string" table:style-name="ce1">
            <text:p>Caroline Conroy</text:p>
          </table:table-cell>
          <table:table-cell office:value-type="string" table:style-name="ce1">
            <text:p>"}),</text:p>
          </table:table-cell>
          <table:table-cell office:value-type="string" office:string-value="(mn:Politician {name: &quot;Caroline Conroy&quot;})," table:formula="of:=CONCATENATE([.A16]; [.B16]; [.C16])" table:style-name="ce1">
            <text:p>(mn:Politician {name: "Caroline Conroy"}),</text:p>
          </table:table-cell>
          <table:table-cell table:number-columns-repeated="16380" table:style-name="ce1"/>
        </table:table-row>
        <table:table-row table:style-name="ro1">
          <table:table-cell office:value-type="string" table:style-name="ce1">
            <text:p>(mo:Politician {name: "</text:p>
          </table:table-cell>
          <table:table-cell office:value-type="string" table:style-name="ce1">
            <text:p>Oisin Ó Halmhain</text:p>
          </table:table-cell>
          <table:table-cell office:value-type="string" table:style-name="ce1">
            <text:p>"}),</text:p>
          </table:table-cell>
          <table:table-cell office:value-type="string" office:string-value="(mo:Politician {name: &quot;Oisin Ó Halmhain&quot;})," table:formula="of:=CONCATENATE([.A17]; [.B17]; [.C17])" table:style-name="ce1">
            <text:p>(mo:Politician {name: "Oisin Ó Halmhain"}),</text:p>
          </table:table-cell>
          <table:table-cell table:number-columns-repeated="16380"/>
        </table:table-row>
        <table:table-row table:style-name="ro1">
          <table:table-cell office:value-type="string" table:style-name="ce1">
            <text:p>(mp:Politician {name: "</text:p>
          </table:table-cell>
          <table:table-cell office:value-type="string" table:style-name="ce1">
            <text:p>Francis Duffy</text:p>
          </table:table-cell>
          <table:table-cell office:value-type="string" table:style-name="ce1">
            <text:p>"}),</text:p>
          </table:table-cell>
          <table:table-cell office:value-type="string" office:string-value="(mp:Politician {name: &quot;Francis Duffy&quot;})," table:formula="of:=CONCATENATE([.A18]; [.B18]; [.C18])" table:style-name="ce1">
            <text:p>(mp:Politician {name: "Francis Duffy"}),</text:p>
          </table:table-cell>
          <table:table-cell table:number-columns-repeated="16380"/>
        </table:table-row>
        <table:table-row table:style-name="ro1">
          <table:table-cell office:value-type="string" table:style-name="ce1">
            <text:p>(mq:Politician {name: "</text:p>
          </table:table-cell>
          <table:table-cell office:value-type="string" table:style-name="ce1">
            <text:p>Roderic O'Gorman</text:p>
          </table:table-cell>
          <table:table-cell office:value-type="string" table:style-name="ce1">
            <text:p>"}),</text:p>
          </table:table-cell>
          <table:table-cell office:value-type="string" office:string-value="(mq:Politician {name: &quot;Roderic O'Gorman&quot;})," table:formula="of:=CONCATENATE([.A19]; [.B19]; [.C19])" table:style-name="ce1">
            <text:p>(mq:Politician {name: "Roderic O'Gorman"}),</text:p>
          </table:table-cell>
          <table:table-cell table:number-columns-repeated="16380"/>
        </table:table-row>
        <table:table-row table:style-name="ro1">
          <table:table-cell office:value-type="string" table:style-name="ce1">
            <text:p>(mr:Politician {name: "</text:p>
          </table:table-cell>
          <table:table-cell office:value-type="string" table:style-name="ce1">
            <text:p>Ossian Smyth</text:p>
          </table:table-cell>
          <table:table-cell office:value-type="string" table:style-name="ce1">
            <text:p>"}),</text:p>
          </table:table-cell>
          <table:table-cell office:value-type="string" office:string-value="(mr:Politician {name: &quot;Ossian Smyth&quot;})," table:formula="of:=CONCATENATE([.A20]; [.B20]; [.C20])" table:style-name="ce1">
            <text:p>(mr:Politician {name: "Ossian Smyth"}),</text:p>
          </table:table-cell>
          <table:table-cell table:number-columns-repeated="16380"/>
        </table:table-row>
        <table:table-row table:style-name="ro1">
          <table:table-cell office:value-type="string" table:style-name="ce1">
            <text:p>(ms:Politician {name: "</text:p>
          </table:table-cell>
          <table:table-cell office:value-type="string" table:style-name="ce1">
            <text:p>Mairead Ní Chróinín</text:p>
          </table:table-cell>
          <table:table-cell office:value-type="string" table:style-name="ce1">
            <text:p>"}),</text:p>
          </table:table-cell>
          <table:table-cell office:value-type="string" office:string-value="(ms:Politician {name: &quot;Mairead Ní Chróinín&quot;})," table:formula="of:=CONCATENATE([.A21]; [.B21]; [.C21])" table:style-name="ce1">
            <text:p>(ms:Politician {name: "Mairead Ní Chróinín"}),</text:p>
          </table:table-cell>
          <table:table-cell table:number-columns-repeated="16380"/>
        </table:table-row>
        <table:table-row table:style-name="ro1">
          <table:table-cell office:value-type="string" table:style-name="ce1">
            <text:p>(mt:Politician {name: "</text:p>
          </table:table-cell>
          <table:table-cell office:value-type="string" table:style-name="ce1">
            <text:p>Seamus Sheridan</text:p>
          </table:table-cell>
          <table:table-cell office:value-type="string" table:style-name="ce1">
            <text:p>"}),</text:p>
          </table:table-cell>
          <table:table-cell office:value-type="string" office:string-value="(mt:Politician {name: &quot;Seamus Sheridan&quot;})," table:formula="of:=CONCATENATE([.A22]; [.B22]; [.C22])" table:style-name="ce1">
            <text:p>(mt:Politician {name: "Seamus Sheridan"}),</text:p>
          </table:table-cell>
          <table:table-cell table:number-columns-repeated="16380"/>
        </table:table-row>
        <table:table-row table:style-name="ro1">
          <table:table-cell office:value-type="string" table:style-name="ce1">
            <text:p>(mu:Politician {name: "</text:p>
          </table:table-cell>
          <table:table-cell office:value-type="string" table:style-name="ce1">
            <text:p>Michael Fitzgerald</text:p>
          </table:table-cell>
          <table:table-cell office:value-type="string" table:style-name="ce1">
            <text:p>"}),</text:p>
          </table:table-cell>
          <table:table-cell office:value-type="string" office:string-value="(mu:Politician {name: &quot;Michael Fitzgerald&quot;})," table:formula="of:=CONCATENATE([.A23]; [.B23]; [.C23])" table:style-name="ce1">
            <text:p>(mu:Politician {name: "Michael Fitzgerald"}),</text:p>
          </table:table-cell>
          <table:table-cell table:number-columns-repeated="16380"/>
        </table:table-row>
        <table:table-row table:style-name="ro1">
          <table:table-cell office:value-type="string" table:style-name="ce1">
            <text:p>(mv:Politician {name: "</text:p>
          </table:table-cell>
          <table:table-cell office:value-type="string" table:style-name="ce1">
            <text:p>Maebh Ní Fhallúin</text:p>
          </table:table-cell>
          <table:table-cell office:value-type="string" table:style-name="ce1">
            <text:p>"}),</text:p>
          </table:table-cell>
          <table:table-cell office:value-type="string" office:string-value="(mv:Politician {name: &quot;Maebh Ní Fhallúin&quot;})," table:formula="of:=CONCATENATE([.A24]; [.B24]; [.C24])" table:style-name="ce1">
            <text:p>(mv:Politician {name: "Maebh Ní Fhallúin"}),</text:p>
          </table:table-cell>
          <table:table-cell table:number-columns-repeated="16380"/>
        </table:table-row>
        <table:table-row table:style-name="ro1">
          <table:table-cell office:value-type="string" table:style-name="ce1">
            <text:p>(mw:Politician {name: "</text:p>
          </table:table-cell>
          <table:table-cell office:value-type="string" table:style-name="ce1">
            <text:p>Suzanne McEneaney</text:p>
          </table:table-cell>
          <table:table-cell office:value-type="string" table:style-name="ce1">
            <text:p>"}),</text:p>
          </table:table-cell>
          <table:table-cell office:value-type="string" office:string-value="(mw:Politician {name: &quot;Suzanne McEneaney&quot;})," table:formula="of:=CONCATENATE([.A25]; [.B25]; [.C25])" table:style-name="ce1">
            <text:p>(mw:Politician {name: "Suzanne McEneaney"}),</text:p>
          </table:table-cell>
          <table:table-cell table:number-columns-repeated="16380"/>
        </table:table-row>
        <table:table-row table:style-name="ro1">
          <table:table-cell office:value-type="string" table:style-name="ce1">
            <text:p>(mx:Politician {name: "</text:p>
          </table:table-cell>
          <table:table-cell office:value-type="string" table:style-name="ce1">
            <text:p>Sinead Moore</text:p>
          </table:table-cell>
          <table:table-cell office:value-type="string" table:style-name="ce1">
            <text:p>"}),</text:p>
          </table:table-cell>
          <table:table-cell office:value-type="string" office:string-value="(mx:Politician {name: &quot;Sinead Moore&quot;})," table:formula="of:=CONCATENATE([.A26]; [.B26]; [.C26])" table:style-name="ce1">
            <text:p>(mx:Politician {name: "Sinead Moore"}),</text:p>
          </table:table-cell>
          <table:table-cell table:number-columns-repeated="16380"/>
        </table:table-row>
        <table:table-row table:style-name="ro1">
          <table:table-cell office:value-type="string" table:style-name="ce1">
            <text:p>(my:Politician {name: "</text:p>
          </table:table-cell>
          <table:table-cell office:value-type="string" table:style-name="ce1">
            <text:p>Alexander Cosgrave</text:p>
          </table:table-cell>
          <table:table-cell office:value-type="string" table:style-name="ce1">
            <text:p>"}),</text:p>
          </table:table-cell>
          <table:table-cell office:value-type="string" office:string-value="(my:Politician {name: &quot;Alexander Cosgrave&quot;})," table:formula="of:=CONCATENATE([.A27]; [.B27]; [.C27])" table:style-name="ce1">
            <text:p>(my:Politician {name: "Alexander Cosgrave"}),</text:p>
          </table:table-cell>
          <table:table-cell table:number-columns-repeated="16380"/>
        </table:table-row>
        <table:table-row table:style-name="ro1">
          <table:table-cell office:value-type="string" table:style-name="ce1">
            <text:p>(mz:Politician {name: "</text:p>
          </table:table-cell>
          <table:table-cell office:value-type="string" table:style-name="ce1">
            <text:p>James Gaffney</text:p>
          </table:table-cell>
          <table:table-cell office:value-type="string" table:style-name="ce1">
            <text:p>"}),</text:p>
          </table:table-cell>
          <table:table-cell office:value-type="string" office:string-value="(mz:Politician {name: &quot;James Gaffney&quot;})," table:formula="of:=CONCATENATE([.A28]; [.B28]; [.C28])" table:style-name="ce1">
            <text:p>(mz:Politician {name: "James Gaffney"}),</text:p>
          </table:table-cell>
          <table:table-cell table:number-columns-repeated="16380"/>
        </table:table-row>
        <table:table-row table:style-name="ro1">
          <table:table-cell office:value-type="string" table:style-name="ce1">
            <text:p>(a:Politician {name: "</text:p>
          </table:table-cell>
          <table:table-cell office:value-type="string" table:style-name="ce2">
            <text:p>Manchán Magan</text:p>
          </table:table-cell>
          <table:table-cell office:value-type="string" table:style-name="ce1">
            <text:p>"}),</text:p>
          </table:table-cell>
          <table:table-cell office:value-type="string" office:string-value="(a:Politician {name: &quot;Manchán Magan&quot;})," table:formula="of:=CONCATENATE([.A29]; [.B29]; [.C29])" table:style-name="ce1">
            <text:p>(a:Politician {name: "Manchán Magan"}),</text:p>
          </table:table-cell>
          <table:table-cell table:number-columns-repeated="16380"/>
        </table:table-row>
        <table:table-row table:style-name="ro1">
          <table:table-cell office:value-type="string" table:style-name="ce1">
            <text:p>(ab:Politician {name: "</text:p>
          </table:table-cell>
          <table:table-cell office:value-type="string" table:style-name="ce1">
            <text:p>Mark Dearey</text:p>
          </table:table-cell>
          <table:table-cell office:value-type="string" table:style-name="ce1">
            <text:p>"}),</text:p>
          </table:table-cell>
          <table:table-cell office:value-type="string" office:string-value="(ab:Politician {name: &quot;Mark Dearey&quot;})," table:formula="of:=CONCATENATE([.A30]; [.B30]; [.C30])" table:style-name="ce1">
            <text:p>(ab:Politician {name: "Mark Dearey"}),</text:p>
          </table:table-cell>
          <table:table-cell table:number-columns-repeated="16380"/>
        </table:table-row>
        <table:table-row table:style-name="ro1">
          <table:table-cell office:value-type="string" table:style-name="ce1">
            <text:p>(ac:Politician {name: "</text:p>
          </table:table-cell>
          <table:table-cell office:value-type="string" table:style-name="ce1">
            <text:p>Margaret Sheehan</text:p>
          </table:table-cell>
          <table:table-cell office:value-type="string" table:style-name="ce1">
            <text:p>"}),</text:p>
          </table:table-cell>
          <table:table-cell office:value-type="string" office:string-value="(ac:Politician {name: &quot;Margaret Sheehan&quot;})," table:formula="of:=CONCATENATE([.A31]; [.B31]; [.C31])" table:style-name="ce1">
            <text:p>(ac:Politician {name: "Margaret Sheehan"}),</text:p>
          </table:table-cell>
          <table:table-cell table:number-columns-repeated="16380"/>
        </table:table-row>
        <table:table-row table:style-name="ro1">
          <table:table-cell office:value-type="string" table:style-name="ce1">
            <text:p>(ad:Politician {name: "</text:p>
          </table:table-cell>
          <table:table-cell office:value-type="string" table:style-name="ce1">
            <text:p>Seán Ó Buachalla</text:p>
          </table:table-cell>
          <table:table-cell office:value-type="string" table:style-name="ce1">
            <text:p>"}),</text:p>
          </table:table-cell>
          <table:table-cell office:value-type="string" office:string-value="(ad:Politician {name: &quot;Seán Ó Buachalla&quot;})," table:formula="of:=CONCATENATE([.A32]; [.B32]; [.C32])" table:style-name="ce1">
            <text:p>(ad:Politician {name: "Seán Ó Buachalla"}),</text:p>
          </table:table-cell>
          <table:table-cell table:number-columns-repeated="16380"/>
        </table:table-row>
        <table:table-row table:style-name="ro1">
          <table:table-cell office:value-type="string" table:style-name="ce1">
            <text:p>(ae:Politician {name: "</text:p>
          </table:table-cell>
          <table:table-cell office:value-type="string" table:style-name="ce1">
            <text:p>Seamus McMenamin</text:p>
          </table:table-cell>
          <table:table-cell office:value-type="string" table:style-name="ce1">
            <text:p>"}),</text:p>
          </table:table-cell>
          <table:table-cell office:value-type="string" office:string-value="(ae:Politician {name: &quot;Seamus McMenamin&quot;})," table:formula="of:=CONCATENATE([.A33]; [.B33]; [.C33])" table:style-name="ce1">
            <text:p>(ae:Politician {name: "Seamus McMenamin"}),</text:p>
          </table:table-cell>
          <table:table-cell table:number-columns-repeated="16380"/>
        </table:table-row>
        <table:table-row table:style-name="ro1">
          <table:table-cell office:value-type="string" table:style-name="ce1">
            <text:p>(af:Politician {name: "</text:p>
          </table:table-cell>
          <table:table-cell office:value-type="string" table:style-name="ce1">
            <text:p>Christopher Fettes</text:p>
          </table:table-cell>
          <table:table-cell office:value-type="string" table:style-name="ce1">
            <text:p>"}),</text:p>
          </table:table-cell>
          <table:table-cell office:value-type="string" office:string-value="(af:Politician {name: &quot;Christopher Fettes&quot;})," table:formula="of:=CONCATENATE([.A34]; [.B34]; [.C34])" table:style-name="ce1">
            <text:p>(af:Politician {name: "Christopher Fettes"}),</text:p>
          </table:table-cell>
          <table:table-cell table:number-columns-repeated="16380"/>
        </table:table-row>
        <table:table-row table:style-name="ro1">
          <table:table-cell office:value-type="string" table:style-name="ce1">
            <text:p>(ag:Politician {name: "</text:p>
          </table:table-cell>
          <table:table-cell office:value-type="string" table:style-name="ce1">
            <text:p>Gearóid Fitzgibbon</text:p>
          </table:table-cell>
          <table:table-cell office:value-type="string" table:style-name="ce1">
            <text:p>"}),</text:p>
          </table:table-cell>
          <table:table-cell office:value-type="string" office:string-value="(ag:Politician {name: &quot;Gearóid Fitzgibbon&quot;})," table:formula="of:=CONCATENATE([.A35]; [.B35]; [.C35])" table:style-name="ce1">
            <text:p>(ag:Politician {name: "Gearóid Fitzgibbon"}),</text:p>
          </table:table-cell>
          <table:table-cell table:number-columns-repeated="16380"/>
        </table:table-row>
        <table:table-row table:style-name="ro1">
          <table:table-cell office:value-type="string" table:style-name="ce1">
            <text:p>(ah:Politician {name: "</text:p>
          </table:table-cell>
          <table:table-cell office:value-type="string" table:style-name="ce1">
            <text:p>Miriam Hennessy</text:p>
          </table:table-cell>
          <table:table-cell office:value-type="string" table:style-name="ce1">
            <text:p>"}),</text:p>
          </table:table-cell>
          <table:table-cell office:value-type="string" office:string-value="(ah:Politician {name: &quot;Miriam Hennessy&quot;})," table:formula="of:=CONCATENATE([.A36]; [.B36]; [.C36])" table:style-name="ce1">
            <text:p>(ah:Politician {name: "Miriam Hennessy"}),</text:p>
          </table:table-cell>
          <table:table-cell table:number-columns-repeated="16380"/>
        </table:table-row>
        <table:table-row table:style-name="ro1">
          <table:table-cell office:value-type="string" table:style-name="ce1">
            <text:p>(ai:Politician {name: "</text:p>
          </table:table-cell>
          <table:table-cell office:value-type="string" table:style-name="ce1">
            <text:p>Leslie O'Hora</text:p>
          </table:table-cell>
          <table:table-cell office:value-type="string" table:style-name="ce1">
            <text:p>"}),</text:p>
          </table:table-cell>
          <table:table-cell office:value-type="string" office:string-value="(ai:Politician {name: &quot;Leslie O'Hora&quot;})," table:formula="of:=CONCATENATE([.A37]; [.B37]; [.C37])" table:style-name="ce1">
            <text:p>(ai:Politician {name: "Leslie O'Hora"}),</text:p>
          </table:table-cell>
          <table:table-cell table:number-columns-repeated="16380"/>
        </table:table-row>
        <table:table-row table:style-name="ro1">
          <table:table-cell office:value-type="string" table:style-name="ce1">
            <text:p>(aj:Politician {name: "</text:p>
          </table:table-cell>
          <table:table-cell office:value-type="string" table:style-name="ce1">
            <text:p>Grace O'Sullivan</text:p>
          </table:table-cell>
          <table:table-cell office:value-type="string" table:style-name="ce1">
            <text:p>"}),</text:p>
          </table:table-cell>
          <table:table-cell office:value-type="string" office:string-value="(aj:Politician {name: &quot;Grace O'Sullivan&quot;})," table:formula="of:=CONCATENATE([.A38]; [.B38]; [.C38])" table:style-name="ce1">
            <text:p>(aj:Politician {name: "Grace O'Sullivan"}),</text:p>
          </table:table-cell>
          <table:table-cell table:number-columns-repeated="16380"/>
        </table:table-row>
        <table:table-row table:style-name="ro1">
          <table:table-cell office:value-type="string" table:style-name="ce1">
            <text:p>(ak:Politician {name: "</text:p>
          </table:table-cell>
          <table:table-cell office:value-type="string" table:style-name="ce1">
            <text:p>Ann Walsh</text:p>
          </table:table-cell>
          <table:table-cell office:value-type="string" table:style-name="ce1">
            <text:p>"}),</text:p>
          </table:table-cell>
          <table:table-cell office:value-type="string" office:string-value="(ak:Politician {name: &quot;Ann Walsh&quot;})," table:formula="of:=CONCATENATE([.A39]; [.B39]; [.C39])" table:style-name="ce1">
            <text:p>(ak:Politician {name: "Ann Walsh"}),</text:p>
          </table:table-cell>
          <table:table-cell table:number-columns-repeated="16380"/>
        </table:table-row>
        <table:table-row table:style-name="ro1">
          <table:table-cell office:value-type="string" table:style-name="ce1">
            <text:p>(al:Politician {name: "</text:p>
          </table:table-cell>
          <table:table-cell office:value-type="string" table:style-name="ce1">
            <text:p>Steven Matthews</text:p>
          </table:table-cell>
          <table:table-cell office:value-type="string" table:style-name="ce1">
            <text:p>"}) DELETE n, m, ma, mb, mc, md, me, mf, mg, mh, mi, mj, mk, ml, mm, mn, mo, mp, mq, mr, ms, mt, mu, mv, mw, mx, my, mz, a, ab, ac, ad, ae, af, ag, ah, ai, aj, ak, al</text:p>
          </table:table-cell>
          <table:table-cell office:value-type="string" office:string-value="(al:Politician {name: &quot;Steven Matthews&quot;}) DELETE n, m, ma, mb, mc, md, me, mf, mg, mh, mi, mj, mk, ml, mm, mn, mo, mp, mq, mr, ms, mt, mu, mv, mw, mx, my, mz, a, ab, ac, ad, ae, af, ag, ah, ai, aj, ak, al" table:formula="of:=CONCATENATE([.A40]; [.B40]; [.C40])" table:style-name="ce1">
            <text:p>(al:Politician {name: "Steven Matthews"}) DELETE n, m, ma, mb, mc, md, me, mf, mg, mh, mi, mj, mk, ml, mm, mn, mo, mp, mq, mr, ms, mt, mu, mv, mw, mx, my, mz, a, ab, ac, ad, ae, af, ag, ah, ai, aj, ak, al</text:p>
          </table:table-cell>
          <table:table-cell table:number-columns-repeated="16380"/>
        </table:table-row>
        <table:table-row table:number-rows-repeated="2" table:style-name="ro1">
          <table:table-cell table:number-columns-repeated="16384"/>
        </table:table-row>
        <table:table-row table:number-rows-repeated="6" table:style-name="ro1">
          <table:table-cell table:style-name="ce1"/>
          <table:table-cell table:style-name="ce2"/>
          <table:table-cell table:number-columns-repeated="16382" table:style-name="ce1"/>
        </table:table-row>
        <table:table-row table:number-rows-repeated="40" table:style-name="ro1">
          <table:table-cell/>
          <table:table-cell table:style-name="ce2"/>
          <table:table-cell table:number-columns-repeated="16382"/>
        </table:table-row>
        <table:table-row table:number-rows-repeated="104848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Niks</meta:initial-creator>
    <dc:creator>Niks</dc:creator>
    <meta:creation-date>2016-04-08T20:46:50Z</meta:creation-date>
    <dc:date>2016-04-09T23:48:46Z</dc:date>
  </office:meta>
</office:document-meta>
</file>